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0pt" style:font-size-asian="10pt" style:font-size-complex="10pt"/>
    </style:style>
    <style:style style:name="P2" style:family="paragraph" style:parent-style-name="Standard">
      <style:text-properties style:font-name="Courier" fo:font-size="9pt" style:font-size-asian="9pt" style:font-size-complex="9pt"/>
    </style:style>
    <style:style style:name="P3" style:family="paragraph" style:parent-style-name="Heading_20_5">
      <style:paragraph-properties fo:margin-top="0.423cm" fo:margin-bottom="0.212cm" fo:keep-with-next="always"/>
    </style:style>
    <style:style style:name="P4" style:family="paragraph" style:parent-style-name="Standard">
      <style:text-properties fo:color="#ff0000" style:font-name="Courier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style:font-name-asian="DejaVu LGC Sans" style:font-name-complex="DejaVu LGC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Installer un serveur Samba sur une distribution Ubuntu </text:h>
      <text:p text:style-name="P1">#---------------------------- --------------------------</text:p>
      <text:p text:style-name="P4">En cours de rédaction</text:p>
      <text:p text:style-name="P1"/>
      <text:p text:style-name="P1">JPA - Septembre 2011 </text:p>
      <text:p text:style-name="P1"/>
      <text:p text:style-name="P1">le cadre est celui d'un réseau domestique où un serveur dhcp ne tourne pas en permanence. </text:p>
      <text:p text:style-name="P1"/>
      <text:p text:style-name="P1"/>
      <text:h text:style-name="P3" text:outline-level="5">Relever les adresses MAC de la carte réseau de chaque machine </text:h>
      <text:p text:style-name="P1">#----&lt;+++++&gt;------------------ </text:p>
      <text:p text:style-name="P1"/>
      <text:p text:style-name="P1">Sous Linux : </text:p>
      <text:p text:style-name="P1">Ouvrir un terminal et invoquer la commande suivante : </text:p>
      <text:p text:style-name="P1"># ifconfig </text:p>
      <text:p text:style-name="P1">Mot de passe : </text:p>
      <text:p text:style-name="P1">'''''''''''''''''''''''''''''''''''''''''''''''''''''''''''''''''''''''''' </text:p>
      <text:p text:style-name="P1">eth0 <text:s text:c="5"/>Link encap:Ethernet <text:s/>HWaddr 00:17:31:5F:EE:35 <text:s/></text:p>
      <text:p text:style-name="P1"><text:s text:c="10"/>inet adr:192.168.0.1 <text:s/>Bcast:192.168.0.255 <text:s/>Masque:255.255.255.0 </text:p>
      <text:p text:style-name="P1"><text:s text:c="10"/>adr inet6: fe80::217:31ff:fe5f:ee35/64 Scope:Lien </text:p>
      <text:p text:style-name="P1"><text:s text:c="10"/>UP BROADCAST RUNNING MULTICAST <text:s/>MTU:1500 <text:s/>Metric:1 </text:p>
      <text:p text:style-name="P1"><text:s text:c="10"/>RX packets:5431 errors:0 dropped:0 overruns:0 frame:0 </text:p>
      <text:p text:style-name="P1"><text:s text:c="10"/>TX packets:4795 errors:0 dropped:0 overruns:0 carrier:2 </text:p>
      <text:p text:style-name="P1"><text:s text:c="10"/>collisions:0 lg file transmission:1000 </text:p>
      <text:p text:style-name="P1"><text:s text:c="10"/>RX bytes:4969724 (4.7 MiB) <text:s/>TX bytes:697691 (681.3 KiB) </text:p>
      <text:p text:style-name="P1">'''''''''''''''''''''''''''''''''''''''''''''''''''''''''''''''''''''''''' </text:p>
      <text:p text:style-name="P1"/>
      <text:p text:style-name="P1">Si vous avez plusieurs cartes réseau regardez sur la seconde ligne à la suite de 'inet adr:' </text:p>
      <text:p text:style-name="P1">vous devez voir l'adresse IP de votre machine. </text:p>
      <text:p text:style-name="P1"/>
      <text:p text:style-name="P1">----&gt;&gt;&gt;&gt;<text:tab/>Ici 192.168.0.1 </text:p>
      <text:p text:style-name="P1"/>
      <text:p text:style-name="P1">Si une seule carte est branchée, la carte active est celle qui a une adresse IP, l'autre est inactive. </text:p>
      <text:p text:style-name="P1"/>
      <text:p text:style-name="P1"/>
      <text:p text:style-name="P1"/>
      <text:h text:style-name="P3" text:outline-level="5"><text:span text:style-name="T1">Adresse</text:span> MAC de la carte : </text:h>
      <text:p text:style-name="P1">#------------------------ </text:p>
      <text:p text:style-name="P1"># </text:p>
      <text:p text:style-name="P1">Sur la première ligne, en face ethx, vous verrez </text:p>
      <text:p text:style-name="P1"/>
      <text:p text:style-name="P1">----&gt;&gt;&gt;&gt;<text:tab/>HWaddr (HardWare adresse) suivi de 12 caractères par groupe de deux séparés par des points. </text:p>
      <text:p text:style-name="P1"/>
      <text:p text:style-name="P1">Cette adresse est unique et permet d'identifier votre ordinateur de manière sure. </text:p>
      <text:p text:style-name="P1">Notez cette adresse en face du nom de l'ordinateur et de d'adresse IP que vous souhaitez lui attribuer. </text:p>
      <text:p text:style-name="P1">Il ne s'agit pas de l'adresse actuellement indiquée, mais de l'adresse que vous souhaitez lui donner. </text:p>
      <text:p text:style-name="P1"/>
      <text:p text:style-name="P1"/>
      <text:h text:style-name="P3" text:outline-level="5"><text:soft-page-break/><text:span text:style-name="T1">Accéder</text:span> au paramétrage de votre box (freebox, livebox, sfrbox...) </text:h>
      <text:p text:style-name="P1">#---------------------- </text:p>
      <text:p text:style-name="P1"/>
      <text:p text:style-name="P1">Pour travailler correctement, il faut attribuer une adresse IP fixe à une ou toutes vos machines par l'intermésiaire de la box de votre fournisseur d'accès. Pour faire cela : </text:p>
      <text:p text:style-name="P1">- soit votre fournisseur vous permet de le faire de n'importe où : </text:p>
      <text:p text:style-name="P1"><text:tab/>Ex : http://free.fr </text:p>
      <text:p text:style-name="P1"><text:tab/>L'interface de connection à distance permet par l'authentification </text:p>
      <text:p text:style-name="P1"><text:tab/>par identifiant et mot de passe. </text:p>
      <text:p text:style-name="P1"/>
      <text:p text:style-name="P1">- soit votre fournisseur ne vous permet le faire que de chez vous </text:p>
      <text:p text:style-name="P1"><text:tab/>Ex : sfrbox </text:p>
      <text:p text:style-name="P1"><text:tab/>Ouvrir un navigateur internet puis dans la barre d'adresse taper : </text:p>
      <text:p text:style-name="P1"><text:tab/>Ex : http:// 192.168.1.1 (sinon lire la documentation de votre box pour connaitre l'adresse IP de la box) </text:p>
      <text:p text:style-name="P1"/>
      <text:p text:style-name="P1">Dans l'onglet qui permet les réglages dhcp </text:p>
      <text:p text:style-name="P1">Dans la section adresse statiques : </text:p>
      <text:p text:style-name="P1">Faites correspondre les adresses IP que vous souhaitez en face de l'adresse MAC de la machine. </text:p>
      <text:p text:style-name="P1">Refaites la démarche pour chaque machine. </text:p>
      <text:p text:style-name="P1">En général la prise en compte des changements demande un redémarrage de la box. </text:p>
      <text:p text:style-name="P1"/>
      <text:p text:style-name="P1"/>
      <text:p text:style-name="P1"/>
      <text:h text:style-name="P3" text:outline-level="5"><text:span text:style-name="T1">Installer</text:span> Samba </text:h>
      <text:p text:style-name="P1">#----&lt;+++++&gt;--- </text:p>
      <text:p text:style-name="P1"/>
      <text:p text:style-name="P1">Il faut maintenant installer les paquets nécessaires au fonctionnement du serveur Samba </text:p>
      <text:p text:style-name="P1"># apt-get install samba smb-client </text:p>
      <text:p text:style-name="P1"/>
      <text:p text:style-name="P1">#------------- </text:p>
      <text:p text:style-name="P1"/>
      <text:p text:style-name="P1">Avant d'utiliser Samba, il faut vérifier deux choses : </text:p>
      <text:p text:style-name="P1"><text:tab/>- que le démon qui gère celui-ci est en route </text:p>
      <text:p text:style-name="P1"><text:tab/>- que celui-ci sera lancé à chaque démarrage </text:p>
      <text:p text:style-name="P1"/>
      <text:p text:style-name="P1"><text:tab/>Pour lancer/arrêter/redémarrer ou connaitre l'état d'un service : </text:p>
      <text:p text:style-name="P1"><text:tab/><text:tab/>$ sudo service smbd start </text:p>
      <text:p text:style-name="P1"><text:tab/><text:tab/>$ sudo service smbd stop </text:p>
      <text:p text:style-name="P1"><text:tab/><text:tab/>$ sudo service smbd restart </text:p>
      <text:p text:style-name="P1"><text:tab/><text:tab/>$ sudo service --status-all </text:p>
      <text:p text:style-name="P1"/>
      <text:p text:style-name="P1">#------------- </text:p>
      <text:p text:style-name="P1"/>
      <text:p text:style-name="P1">Pour vérifier si un service est lancé au démarrage : </text:p>
      <text:p text:style-name="P1"/>
      <text:p text:style-name="P1"># apt-get install chkconfig </text:p>
      <text:p text:style-name="P1">puis </text:p>
      <text:p text:style-name="P1"># chkconfig --list (pour la liste des services) </text:p>
      <text:p text:style-name="P1"># sudo chkconfig --list smbd (pour voir uniquement le démon samba). </text:p>
      <text:p text:style-name="P1"/>
      <text:p text:style-name="P1">#------------- </text:p>
      <text:p text:style-name="P1"/>
      <text:p text:style-name="P1">Pour que ce service soit lancé à chaque démarrage, l'outil sysv-rc-conf est très pratique. </text:p>
      <text:p text:style-name="P1"/>
      <text:p text:style-name="P1"><text:soft-page-break/>Celui-ci n'est pas installé par défaut : </text:p>
      <text:p text:style-name="P1"><text:tab/># apt-get install sysv-rc-conf </text:p>
      <text:p text:style-name="P1"><text:tab/>puis </text:p>
      <text:p text:style-name="P1"><text:tab/># sudo sysv-rc-conf </text:p>
      <text:p text:style-name="P1"><text:tab/> </text:p>
      <text:p text:style-name="P1"><text:tab/>* Pour que le service se lance cochez les cases des colonnes 12345 </text:p>
      <text:p text:style-name="P1"/>
      <text:p text:style-name="P1"/>
      <text:p text:style-name="P1"/>
      <text:h text:style-name="P3" text:outline-level="5"><text:span text:style-name="T1">Configurer</text:span> son pare feu </text:h>
      <text:p text:style-name="P1">#-----&lt;++++&gt;----------- </text:p>
      <text:p text:style-name="P1"/>
      <text:p text:style-name="P1">Le paramétrage suivant est basique mais permet un protection équivalente au parefeur de Windows. </text:p>
      <text:p text:style-name="P1"/>
      <text:p text:style-name="P1">iptables est l'outil qui permet le paramétrage du parefeu Netfilter intégré au noyau Linux </text:p>
      <text:p text:style-name="P1"/>
      <text:p text:style-name="P1">Sources : </text:p>
      <text:p text:style-name="P1">www.commentcamarche.net/faq/1317-linux-installation-d-un-firewall#introduction </text:p>
      <text:p text:style-name="P1"/>
      <text:p text:style-name="P1">F comme Flush : Nettoyer </text:p>
      <text:p text:style-name="P1"># iptables -t filter -F </text:p>
      <text:p text:style-name="P1"/>
      <text:p text:style-name="P1"># iptables -t filter -X </text:p>
      <text:p text:style-name="P1"/>
      <text:p text:style-name="P1">''''''''''''''''''''''' </text:p>
      <text:p text:style-name="P1">L comme List : Lister </text:p>
      <text:p text:style-name="P1"># iptables -L </text:p>
      <text:p text:style-name="P1">ou </text:p>
      <text:p text:style-name="P1"># service iptables status </text:p>
      <text:p text:style-name="P1"/>
      <text:p text:style-name="P1">Après avoir appliqué les deux commandes de nettoyage la présentation doit ressembler à ceci : </text:p>
      <text:p text:style-name="P1">#&lt;&lt;&lt;&lt;&lt;&lt;&lt;&lt;&lt;&lt;&lt;&lt;&lt;&lt;&lt;&lt;&lt;&lt;&lt;&lt;&lt;&lt;&lt;&lt;&lt;&lt;&lt;&lt;&lt;&lt;&lt;&lt;&lt;&lt;&lt;&lt;&lt;&lt;&lt;&lt;&lt;&lt;&lt;&lt;&lt;&lt;&lt;&lt;&lt;&lt;&lt;&lt;&lt;&lt;&lt;&lt;&lt; </text:p>
      <text:p text:style-name="P1">Table : filter </text:p>
      <text:p text:style-name="P1">Chain INPUT (policy ACCEPT)) </text:p>
      <text:p text:style-name="P1">num <text:s/>target <text:s text:c="4"/>prot opt source <text:s text:c="14"/>destination <text:s text:c="8"/></text:p>
      <text:p text:style-name="P1"/>
      <text:p text:style-name="P1">Chain FORWARD (policy ACCEPT) </text:p>
      <text:p text:style-name="P1">num <text:s/>target <text:s text:c="4"/>prot opt source <text:s text:c="14"/>destination <text:s text:c="8"/></text:p>
      <text:p text:style-name="P1"/>
      <text:p text:style-name="P1">Chain OUTPUT (policy ACCEPT) </text:p>
      <text:p text:style-name="P1">num <text:s/>target <text:s text:c="4"/>prot opt source <text:s text:c="14"/>destination <text:s text:c="8"/></text:p>
      <text:p text:style-name="P1">#&lt;&lt;&lt;&lt;&lt;&lt;&lt;&lt;&lt;&lt;&lt;&lt;&lt;&lt;&lt;&lt;&lt;&lt;&lt;&lt;&lt;&lt;&lt;&lt;&lt;&lt;&lt;&lt;&lt;&lt;&lt;&lt;&lt;&lt;&lt;&lt;&lt;&lt;&lt;&lt;&lt;&lt;&lt;&lt;&lt;&lt;&lt;&lt;&lt;&lt;&lt;&lt;&lt;&lt;&lt;&lt;&lt; </text:p>
      <text:p text:style-name="P1"/>
      <text:p text:style-name="P1">'''''''''''''''''''''''''''''''''''''''''''''''''''''''''''''' </text:p>
      <text:p text:style-name="P1">La table, c'est filter, l'action peut être -A , -I , -P ou -D </text:p>
      <text:p text:style-name="P1">'''''''''''''''''''''''''''''''''''''''''''''''''''''''''''''' </text:p>
      <text:p text:style-name="P1">Ne pas lettre -t filte dans la ligne ne change rien. C'est l'option par défaut. </text:p>
      <text:p text:style-name="P1"/>
      <text:p text:style-name="P1">#----------------------- </text:p>
      <text:p text:style-name="P1">Bloquer tous les paquets entrant </text:p>
      <text:p text:style-name="P1"># iptables -t filter -P INPUT DROP </text:p>
      <text:p text:style-name="P1">ou </text:p>
      <text:p text:style-name="P1"># iptables -P INPUT DROP </text:p>
      <text:p text:style-name="P1"/>
      <text:p text:style-name="P1">#------------------------ </text:p>
      <text:p text:style-name="P1">Pour que la machine locale puisse se voir </text:p>
      <text:p text:style-name="P1"># iptables -t filter -A INPUT -s 127.0.0.1 -i lo -j ACCEPT </text:p>
      <text:p text:style-name="P1"><text:soft-page-break/></text:p>
      <text:p text:style-name="P1">#------------------------ </text:p>
      <text:p text:style-name="P1">ESTABLISHED et RELATED. ESTABLISHED signifie grossièrement que la connexion analysée </text:p>
      <text:p text:style-name="P1">par le firewall a été vue dans l'autre sens précédemment. </text:p>
      <text:p text:style-name="P1"># iptables -t filter -A INPUT -m state --state ESTABLISHED,RELATED -j ACCEPT </text:p>
      <text:p text:style-name="P1"/>
      <text:p text:style-name="P1">#------------------------ </text:p>
      <text:p text:style-name="P1">A comme Append : Ajouter </text:p>
      <text:p text:style-name="P1"># iptables -A INPUT -p udp --dport 137 -j ACCEPT </text:p>
      <text:p text:style-name="P1"># iptables -A INPUT -p udp --dport 138 -j ACCEPT </text:p>
      <text:p text:style-name="P1"># iptables -A INPUT -p tcp --dport 139 -j ACCEPT </text:p>
      <text:p text:style-name="P1"># iptables -A INPUT -p tcp --dport 445 -j ACCEPT </text:p>
      <text:p text:style-name="P1"/>
      <text:p text:style-name="P1">#------------------------ </text:p>
      <text:p text:style-name="P1">D comme Delete : Effacer </text:p>
      <text:p text:style-name="P1"># iptables -t filter -D INPUT numéro_ligne_à_effacer (dans INPUT) </text:p>
      <text:p text:style-name="P1"/>
      <text:p text:style-name="P1">#------------------------ </text:p>
      <text:p text:style-name="P1">I comme Insert : Insérer </text:p>
      <text:p text:style-name="P1"/>
      <text:p text:style-name="P1">'''''''''''''''''''''''''''''''''''''''''''''''''''''''''''''''''''''''''''' </text:p>
      <text:h text:style-name="P3" text:outline-level="5"><text:span text:style-name="T1">Mon</text:span> parefeu sous CentOs avec ouverture en entrée des ports pour ssh et Samba </text:h>
      <text:p text:style-name="P1"/>
      <text:p text:style-name="P2">Table : filter </text:p>
      <text:p text:style-name="P2">Chain INPUT (policy DROP) </text:p>
      <text:p text:style-name="P2">num <text:s/>target <text:s text:c="4"/>prot opt source <text:s text:c="14"/>destination <text:s text:c="8"/></text:p>
      <text:p text:style-name="P2">1 <text:s text:c="3"/>ACCEPT <text:s text:c="4"/>all <text:s/>-- <text:s/>0.0.0.0/0 <text:s text:c="11"/>0.0.0.0/0 <text:s text:c="10"/>state RELATED,ESTABLISHED </text:p>
      <text:p text:style-name="P2">2 <text:s text:c="3"/>ACCEPT <text:s text:c="4"/>icmp -- <text:s/>0.0.0.0/0 <text:s text:c="11"/>0.0.0.0/0 <text:s text:c="10"/></text:p>
      <text:p text:style-name="P2">3 <text:s text:c="3"/>ACCEPT <text:s text:c="4"/>all <text:s/>-- <text:s/>0.0.0.0/0 <text:s text:c="11"/>0.0.0.0/0 <text:s text:c="10"/></text:p>
      <text:p text:style-name="P2">4 <text:s text:c="3"/>ACCEPT <text:s text:c="4"/>tcp <text:s/>-- <text:s/>0.0.0.0/0 <text:s text:c="11"/>0.0.0.0/0 <text:s text:c="10"/>state NEW tcp dpt:22 </text:p>
      <text:p text:style-name="P2">5 <text:s text:c="3"/>ACCEPT <text:s text:c="4"/>udp <text:s/>-- <text:s/>0.0.0.0/0 <text:s text:c="11"/>0.0.0.0/0 <text:s text:c="10"/>state NEW udp dpt:137 </text:p>
      <text:p text:style-name="P2">6 <text:s text:c="3"/>ACCEPT <text:s text:c="4"/>udp <text:s/>-- <text:s/>0.0.0.0/0 <text:s text:c="11"/>0.0.0.0/0 <text:s text:c="10"/>state NEW udp dpt:138 </text:p>
      <text:p text:style-name="P2">7 <text:s text:c="3"/>ACCEPT <text:s text:c="4"/>tcp <text:s/>-- <text:s/>0.0.0.0/0 <text:s text:c="11"/>0.0.0.0/0 <text:s text:c="10"/>state NEW tcp dpt:139 </text:p>
      <text:p text:style-name="P2">8 <text:s text:c="3"/>ACCEPT <text:s text:c="4"/>tcp <text:s/>-- <text:s/>0.0.0.0/0 <text:s text:c="11"/>0.0.0.0/0 <text:s text:c="10"/>state NEW tcp dpt:445 </text:p>
      <text:p text:style-name="P2">9 <text:s text:c="3"/>REJECT <text:s text:c="4"/>all <text:s/>-- <text:s/>0.0.0.0/0 <text:s text:c="11"/>0.0.0.0/0 <text:s text:c="10"/>reject-with icmp-host-prohibited </text:p>
      <text:p text:style-name="P2"/>
      <text:p text:style-name="P2">Chain FORWARD (policy ACCEPT) </text:p>
      <text:p text:style-name="P2">num <text:s/>target <text:s text:c="4"/>prot opt source <text:s text:c="14"/>destination <text:s text:c="8"/></text:p>
      <text:p text:style-name="P2">1 <text:s text:c="3"/>REJECT <text:s text:c="4"/>all <text:s/>-- <text:s/>0.0.0.0/0 <text:s text:c="11"/>0.0.0.0/0 <text:s text:c="10"/>reject-with icmp-host-prohibited </text:p>
      <text:p text:style-name="P2"/>
      <text:p text:style-name="P2">Chain OUTPUT (policy ACCEPT) </text:p>
      <text:p text:style-name="P2">num <text:s/>target <text:s text:c="4"/>prot opt source <text:s text:c="14"/>destination <text:s text:c="8"/></text:p>
      <text:p text:style-name="P1"/>
      <text:p text:style-name="P1">''''''''''''''''''''''''''''''''''''''''''''''''''''''''''''''''''''''''''''' </text:p>
      <text:p text:style-name="P1">Si on se contente de ces modifications, la politique de gestion des paquets </text:p>
      <text:p text:style-name="P1">sera réinitialisé à ACCEPT à chaque redémarrage. </text:p>
      <text:p text:style-name="P1">Pour remédier à cela : </text:p>
      <text:p text:style-name="P1"/>
      <text:h text:style-name="P3" text:outline-level="5"><text:span text:style-name="T1">Ecrire</text:span> le script suivant (je l'ai nommé myiptables) </text:h>
      <text:p text:style-name="P1">#------------------------------- </text:p>
      <text:p text:style-name="P1"># </text:p>
      <text:p text:style-name="P1">#!/bin/bash </text:p>
      <text:p text:style-name="P1"/>
      <text:p text:style-name="P1">/sbin/iptables -P INPUT DROP </text:p>
      <text:p text:style-name="P1"/>
      <text:p text:style-name="P1">exit 0 </text:p>
      <text:p text:style-name="P1"><text:soft-page-break/></text:p>
      <text:p text:style-name="P1">#------------------------------- </text:p>
      <text:p text:style-name="P1"/>
      <text:p text:style-name="P1">Déplacer le script dans le dossier init.d </text:p>
      <text:p text:style-name="P1"># mv myiptables /etc/init.d </text:p>
      <text:p text:style-name="P1">#------------------------------- </text:p>
      <text:p text:style-name="P1"/>
      <text:p text:style-name="P1">Rendre le script éxécutable </text:p>
      <text:p text:style-name="P1"># chmod +x myiptables </text:p>
      <text:p text:style-name="P1"/>
      <text:p text:style-name="P1">#-------------------------------- </text:p>
      <text:p text:style-name="P1"/>
      <text:p text:style-name="P1">Pour qu'il se lance au démarrage créer un lien symbolique dans le dossier /etc/rc5.d/ </text:p>
      <text:p text:style-name="P1">On suppose que l'on se trouve dans le dossier /etc/init/d </text:p>
      <text:p text:style-name="P1"># sudo ln -s myiptables /etc/rc5.d/S99myiptables (testé sous centos6) </text:p>
      <text:p text:style-name="P1">ou </text:p>
      <text:p text:style-name="P1"># update-rc.d myiptables defaults (A tester sous Ubuntu) </text:p>
      <text:p text:style-name="P1"/>
      <text:p text:style-name="P1">Explications </text:p>
      <text:p text:style-name="P1">S = start </text:p>
      <text:p text:style-name="P1">99 = l'ordre de lancement du script : 99 c'est le dernier. </text:p>
      <text:p text:style-name="P1">myiptables : le nom du script original </text:p>
      <text:p text:style-name="P1"/>
      <text:p text:style-name="P1">#-------------------------------- </text:p>
      <text:h text:style-name="P3" text:outline-level="5">'<text:span text:style-name="T1">Paramétrage</text:span> du serveur Samba dans la machine hôte' </text:h>
      <text:p text:style-name="P1">#-------------------------------- </text:p>
      <text:p text:style-name="P1"/>
      <text:p text:style-name="P1">Sauvegarder le fichier de configuration de samba </text:p>
      <text:p text:style-name="P1"># cd /etc/samba </text:p>
      <text:p text:style-name="P1"># mv smb.conf smb.conf_old </text:p>
      <text:p text:style-name="P1">Créer un nouveau fichier vide </text:p>
      <text:p text:style-name="P1"># vim smb.conf </text:p>
      <text:p text:style-name="P1"/>
      <text:h text:style-name="P3" text:outline-level="5"><text:span text:style-name="T1">Partage</text:span> sans authentification </text:h>
      <text:p text:style-name="P1">#----&lt;+++++&gt;----------------- </text:p>
      <text:p text:style-name="P1"/>
      <text:p text:style-name="P1"># mkdir -m 0777 /home/public</text:p>
      <text:p text:style-name="P1"/>
      <text:p text:style-name="P1">Editer le fichier smb.conf </text:p>
      <text:p text:style-name="P1"/>
      <text:p text:style-name="P1">------------ /etc/samba/smb.conf --------------------------------- </text:p>
      <text:p text:style-name="P1">[global] </text:p>
      <text:p text:style-name="P1"><text:s text:c="2"/>workgroup = workgroup </text:p>
      <text:p text:style-name="P1"><text:s text:c="2"/>netbios name = Serveur_local </text:p>
      <text:p text:style-name="P1"><text:s text:c="2"/>server string = Serveur Samba local </text:p>
      <text:p text:style-name="P1"><text:s text:c="2"/>security = share </text:p>
      <text:p text:style-name="P1"><text:s text:c="2"/>browseable = yes </text:p>
      <text:p text:style-name="P1"><text:s text:c="2"/>hosts allow = 192.168.1. </text:p>
      <text:p text:style-name="P1"/>
      <text:p text:style-name="P1">[public] </text:p>
      <text:p text:style-name="P1"><text:s text:c="2"/>path = /home/public </text:p>
      <text:p text:style-name="P1"><text:s text:c="2"/>comment = Fichiers partagés </text:p>
      <text:p text:style-name="P1"><text:s text:c="2"/>read only = no </text:p>
      <text:p text:style-name="P1"><text:s text:c="2"/>guest ok = yes </text:p>
      <text:p text:style-name="P1">--------------------------------- </text:p>
      <text:p text:style-name="P1"/>
      <text:p text:style-name="P1">Quelques remarques : </text:p>
      <text:p text:style-name="P1"><text:soft-page-break/></text:p>
      <text:p text:style-name="P1"><text:tab/>- Les clients Windows doivent tous être membres du même groupe de travail </text:p>
      <text:p text:style-name="P1"><text:tab/> <text:s/>(en l'occurrence 'WORKGROUP'). </text:p>
      <text:p text:style-name="P1"/>
      <text:p text:style-name="P1"><text:tab/>- La directive 'netbios name' correspond au nom (max. 15 caractères) qui </text:p>
      <text:p text:style-name="P1"><text:tab/><text:tab/>apparaît dans le voisinage réseau des clients. </text:p>
      <text:p text:style-name="P1"/>
      <text:p text:style-name="P1"><text:tab/>- Le nom du partage ([public]) ne doit pas dépasser 12 caractères. </text:p>
      <text:p text:style-name="P1"/>
      <text:h text:style-name="P3" text:outline-level="5"><text:span text:style-name="T1">Tester</text:span> la configuration : </text:h>
      <text:p text:style-name="P1"/>
      <text:p text:style-name="P1"><text:tab/># testparm </text:p>
      <text:p text:style-name="P1"><text:tab/>Load smb config files from /etc/samba/smb.conf </text:p>
      <text:p text:style-name="P1"><text:tab/>Processing section "[partage]" </text:p>
      <text:p text:style-name="P1"><text:tab/>Loaded services file OK. </text:p>
      <text:p text:style-name="P1"><text:tab/>Server role: ROLE_STANDALONE </text:p>
      <text:p text:style-name="P1"><text:tab/>Press enter to see a dump of your service definitions </text:p>
      <text:p text:style-name="P1"/>
      <text:p text:style-name="P1"><text:tab/>[global] </text:p>
      <text:p text:style-name="P1"><text:tab/> <text:s text:c="7"/>server string = Serveur Samba local </text:p>
      <text:p text:style-name="P1"><text:tab/> <text:s text:c="7"/>security = SHARE </text:p>
      <text:p text:style-name="P1"><text:tab/> <text:s text:c="7"/>hosts allow = 192.168.1. </text:p>
      <text:p text:style-name="P1"/>
      <text:p text:style-name="P1"><text:tab/>[public] </text:p>
      <text:p text:style-name="P1"><text:tab/> <text:s text:c="7"/>comment = Fichiers partagés </text:p>
      <text:p text:style-name="P1"><text:tab/> <text:s text:c="7"/>path = /home/public </text:p>
      <text:p text:style-name="P1"><text:tab/> <text:s text:c="7"/>read only = No </text:p>
      <text:p text:style-name="P1"><text:tab/> <text:s text:c="7"/>guest ok = Yes </text:p>
      <text:p text:style-name="P1"/>
      <text:h text:style-name="P3" text:outline-level="5"><text:span text:style-name="T1">Lister</text:span> les partages depuis le serveur (taper [Entrée] à l'invite du mot de </text:h>
      <text:p text:style-name="P1">passe) : </text:p>
      <text:p text:style-name="P1"/>
      <text:p text:style-name="P1"><text:tab/># smbclient -L localhost </text:p>
      <text:p text:style-name="P1"><text:tab/>Password: </text:p>
      <text:p text:style-name="P1"><text:tab/>Domain=[WORKGROUP] OS=[Unix] Server=[Samba 3.0.33-3.15.el5_4.1] </text:p>
      <text:p text:style-name="P1"><text:tab/> </text:p>
      <text:p text:style-name="P1"><text:tab/> <text:s text:c="7"/>Sharename <text:s text:c="6"/>Type <text:s text:c="5"/>Comment </text:p>
      <text:p text:style-name="P1"><text:tab/> <text:s text:c="7"/>--------- <text:s text:c="6"/>---- <text:s text:c="5"/>------- </text:p>
      <text:p text:style-name="P1"><text:tab/> <text:s text:c="7"/>IPC$ <text:s text:c="11"/>IPC <text:s text:c="6"/>IPC Service (Serveur Samba local) </text:p>
      <text:p text:style-name="P1"><text:tab/> <text:s text:c="7"/>public <text:s text:c="8"/>Disk <text:s text:c="5"/>Fichiers partagés </text:p>
      <text:p text:style-name="P1"><text:tab/>Domain=[WORKGROUP] OS=[Unix] Server=[Samba 3.0.33-3.15.el5_4.1] </text:p>
      <text:p text:style-name="P1"/>
      <text:p text:style-name="P1"><text:tab/> <text:s text:c="7"/>Server <text:s text:c="14"/>Comment </text:p>
      <text:p text:style-name="P1"><text:tab/> <text:s text:c="7"/>--------- <text:s text:c="11"/>------- </text:p>
      <text:p text:style-name="P1"><text:tab/> <text:s text:c="7"/>BERNADETTE <text:s text:c="10"/></text:p>
      <text:p text:style-name="P1"><text:tab/> <text:s text:c="7"/>GROSSEBERTHA <text:s text:c="8"/>Serveur Samba local </text:p>
      <text:p text:style-name="P1"><text:tab/> </text:p>
      <text:p text:style-name="P1"><text:tab/> <text:s text:c="7"/>Workgroup <text:s text:c="11"/>Master </text:p>
      <text:p text:style-name="P1"><text:tab/> <text:s text:c="7"/>--------- <text:s text:c="11"/>------- </text:p>
      <text:p text:style-name="P1"><text:tab/> <text:s text:c="7"/>WORKGROUP <text:s text:c="11"/>GROSSEBERTHA </text:p>
      <text:p text:style-name="P1"/>
      <text:h text:style-name="P3" text:outline-level="5"><text:span text:style-name="T1">Client</text:span> CentOS </text:h>
      <text:p text:style-name="P1">------------- </text:p>
      <text:p text:style-name="P1"/>
      <text:p text:style-name="P1">Raccourcis &gt; Serveurs réseaux &gt; Réseau Windows &gt; workgroup &gt; </text:p>
      <text:p text:style-name="P1"/>
      <text:p text:style-name="P1"><text:soft-page-break/><text:tab/>Sélectionner le serveur (Serveur_local), puis le partage auquel on souhaite se </text:p>
      <text:p text:style-name="P1"><text:tab/>connecter. </text:p>
      <text:p text:style-name="P1"/>
      <text:p text:style-name="P1">Les fichiers du partage sont complètement accessibles à tout le monde. Chacun </text:p>
      <text:p text:style-name="P1">peut les lire, les modifier ou même les effacer. </text:p>
      <text:p text:style-name="P1"/>
      <text:h text:style-name="P3" text:outline-level="5"><text:span text:style-name="T1">Client</text:span> Windows XP </text:h>
      <text:p text:style-name="P1">----------------- </text:p>
      <text:p text:style-name="P1"/>
      <text:p text:style-name="P1">Favoris réseau &gt; Voir les ordinateurs du groupe de travail &gt; </text:p>
      <text:p text:style-name="P1"><text:s/></text:p>
      <text:p text:style-name="P1"><text:tab/>Là encore, sélectionner le serveur, puis le partage auquel on souhaite </text:p>
      <text:p text:style-name="P1"><text:tab/>accéder. </text:p>
      <text:p text:style-name="P1"/>
      <text:h text:style-name="P3" text:outline-level="5"><text:span text:style-name="T1">Serveur</text:span> de fichiers avec authentification </text:h>
      <text:p text:style-name="P1">--------------------------------- </text:p>
      <text:p text:style-name="P1"/>
      <text:p text:style-name="P1">Créer le répertoire qui contiendra les partages : </text:p>
      <text:p text:style-name="P1"/>
      <text:p text:style-name="P1"><text:tab/># mkdir -m 0777 /zac </text:p>
      <text:p text:style-name="P1"/>
      <text:p text:style-name="P1">Dans /etc/samba/smb.conf, on passe la sécurité au niveau utilisateur : </text:p>
      <text:p text:style-name="P1"/>
      <text:p text:style-name="P1">--8&lt;---------- /etc/samba/smb.conf --------------------------------- </text:p>
      <text:p text:style-name="P1">[global] </text:p>
      <text:p text:style-name="P1"><text:s text:c="2"/>workgroup = workgroup </text:p>
      <text:p text:style-name="P1"><text:s text:c="2"/>netbios name = raymonde </text:p>
      <text:p text:style-name="P1"><text:s text:c="2"/>server string = Serveur de fichiers </text:p>
      <text:p text:style-name="P1"><text:s text:c="2"/>security = user </text:p>
      <text:p text:style-name="P1"><text:s text:c="2"/>encrypt passwords = yes </text:p>
      <text:p text:style-name="P1"><text:s text:c="2"/>browseable = yes </text:p>
      <text:p text:style-name="P1"><text:s text:c="2"/>hosts allow = 192.168.1. </text:p>
      <text:p text:style-name="P1"/>
      <text:p text:style-name="P1">[zac] </text:p>
      <text:p text:style-name="P1"><text:s text:c="2"/>path = /zac </text:p>
      <text:p text:style-name="P1"><text:s text:c="2"/>comment = Fichiers partagés </text:p>
      <text:p text:style-name="P1"><text:s text:c="2"/>read only = no </text:p>
      <text:p text:style-name="P1">--8&lt;--------------------------------- </text:p>
      <text:p text:style-name="P1"/>
      <text:h text:style-name="P3" text:outline-level="5"><text:span text:style-name="T1">Tester</text:span> la configuration : </text:h>
      <text:p text:style-name="P1"/>
      <text:p text:style-name="P1"><text:tab/># testparm </text:p>
      <text:p text:style-name="P1"><text:tab/>Load smb config files from /etc/samba/smb.conf </text:p>
      <text:p text:style-name="P1"><text:tab/>Processing section "[zac]" </text:p>
      <text:p text:style-name="P1"><text:tab/>Loaded services file OK. </text:p>
      <text:p text:style-name="P1"><text:tab/>Server role: ROLE_STANDALONE </text:p>
      <text:p text:style-name="P1"><text:tab/>Press enter to see a dump of your service definitions </text:p>
      <text:p text:style-name="P1"/>
      <text:p text:style-name="P1"><text:tab/>[global] </text:p>
      <text:p text:style-name="P1"><text:tab/> <text:s text:c="7"/>server string = Serveur de fichiers </text:p>
      <text:p text:style-name="P1"><text:tab/> <text:s text:c="7"/>hosts allow = 192.168.1. </text:p>
      <text:p text:style-name="P1"/>
      <text:p text:style-name="P1"><text:tab/>[zac] </text:p>
      <text:p text:style-name="P1"><text:tab/> <text:s text:c="7"/>comment = Fichiers privé </text:p>
      <text:p text:style-name="P1"><text:tab/> <text:s text:c="7"/>path = /zac </text:p>
      <text:p text:style-name="P1"><text:soft-page-break/><text:tab/> <text:s text:c="7"/>read only = No </text:p>
      <text:p text:style-name="P1"/>
      <text:p text:style-name="P1">Ne pas oublier de redémarrer Samba le cas échéant : </text:p>
      <text:p text:style-name="P1"/>
      <text:p text:style-name="P1"><text:tab/># service smb restart </text:p>
      <text:p text:style-name="P1"/>
      <text:h text:style-name="P3" text:outline-level="5"><text:span text:style-name="T1">Lister</text:span> les partages depuis le serveur. Taper [Entrée] à la demande de saisie de </text:h>
      <text:p text:style-name="P1">mot de passe : </text:p>
      <text:p text:style-name="P1"/>
      <text:p text:style-name="P1"><text:tab/># smbclient -L localhost </text:p>
      <text:p text:style-name="P1"><text:tab/>Password: </text:p>
      <text:p text:style-name="P1"><text:tab/>Anonymous login successful </text:p>
      <text:p text:style-name="P1"><text:tab/>Domain=[WORKGROUP] OS=[Unix] Server=[Samba 3.0.33-3.14.el5] </text:p>
      <text:p text:style-name="P1"/>
      <text:p text:style-name="P1"><text:tab/> <text:s text:c="7"/>Sharename <text:s text:c="6"/>Type <text:s text:c="5"/>Comment </text:p>
      <text:p text:style-name="P1"><text:tab/> <text:s text:c="7"/>--------- <text:s text:c="6"/>---- <text:s text:c="5"/>------- </text:p>
      <text:p text:style-name="P1"><text:tab/> <text:s text:c="7"/>zac<text:tab/> <text:s text:c="7"/>Disk <text:s text:c="5"/>Fichiers privés </text:p>
      <text:p text:style-name="P1"><text:tab/> <text:s text:c="7"/>IPC$ <text:s text:c="11"/>IPC <text:s text:c="6"/>IPC Service (Serveur de fichiers) </text:p>
      <text:p text:style-name="P1"><text:tab/>Anonymous login successful </text:p>
      <text:p text:style-name="P1"><text:tab/>Domain=[WORKGROUP] OS=[Unix] Server=[Samba 3.0.33-3.14.el5] </text:p>
      <text:p text:style-name="P1"/>
      <text:p text:style-name="P1"><text:tab/> <text:s text:c="7"/>Server <text:s text:c="14"/>Comment </text:p>
      <text:p text:style-name="P1"><text:tab/> <text:s text:c="7"/>--------- <text:s text:c="11"/>------- </text:p>
      <text:p text:style-name="P1"><text:tab/> <text:s text:c="7"/>RAYMONDE <text:s text:c="12"/>Serveur de fichiers </text:p>
      <text:p text:style-name="P1"/>
      <text:p text:style-name="P1"><text:tab/> <text:s text:c="7"/>Workgroup <text:s text:c="11"/>Master </text:p>
      <text:p text:style-name="P1"><text:tab/> <text:s text:c="7"/>--------- <text:s text:c="11"/>------- </text:p>
      <text:p text:style-name="P1"><text:tab/> <text:s text:c="7"/>WORKGROUP </text:p>
      <text:p text:style-name="P1"/>
      <text:h text:style-name="P3" text:outline-level="5"><text:span text:style-name="T1">Ensuite</text:span>, il faut créer les utilisateurs Samba sur le serveur. Ceux-ci doivent </text:h>
      <text:p text:style-name="P1">disposer d'un compte Linux. Par exemple, si l'utilisateur 'zac' n'existe </text:p>
      <text:p text:style-name="P1">pas sur le serveur : </text:p>
      <text:p text:style-name="P1"/>
      <text:p text:style-name="P1"><text:tab/># useradd zac </text:p>
      <text:p text:style-name="P1"><text:tab/># smbpasswd -a zac </text:p>
      <text:p text:style-name="P1"><text:tab/>New SMB password: </text:p>
      <text:p text:style-name="P1"><text:tab/>Retype new SMB password: </text:p>
      <text:p text:style-name="P1"><text:tab/>startsmbfilepwent_internal: file /etc/samba/smbpasswd did not exist. </text:p>
      <text:p text:style-name="P1"><text:tab/>File successfully created. </text:p>
      <text:p text:style-name="P1"><text:tab/>Added user zac. </text:p>
      <text:p text:style-name="P1"/>
      <text:p text:style-name="P1">Remarque : </text:p>
      <text:p text:style-name="P1"/>
      <text:p text:style-name="P1"><text:tab/>- La création d'un utilisateur Samba ne nécessite pas forcément l'activation </text:p>
      <text:p text:style-name="P1"><text:tab/><text:tab/>du compte système par la définition d'un mot de passe système. </text:p>
      <text:p text:style-name="P1"/>
      <text:p text:style-name="P1">'''''''''''''''''''''''''''''''''''''''''''''''''''''''''''''''''''''''''' </text:p>
      <text:h text:style-name="P3" text:outline-level="5"><text:span text:style-name="T1">Pour</text:span> l'instant le fichier smbpasswd est introuvable mais cela fonctionne </text:h>
      <text:p text:style-name="P1">'''''''''''''''''''''''''''''''''''''''''''''''''''''''''''''''''''''''''' </text:p>
      <text:p text:style-name="P1">Les utilisateurs Samba figurent dans le fichier /etc/samba/smbpasswd : </text:p>
      <text:p text:style-name="P1"/>
      <text:p text:style-name="P1"><text:tab/># cat /etc/samba/smbpasswd </text:p>
      <text:p text:style-name="P1"><text:tab/>zac:500:8CBD3AFA1C4E39FA5A53F840615C56B7: ... </text:p>
      <text:p text:style-name="P1"/>
      <text:h text:style-name="P3" text:outline-level="5"><text:soft-page-break/><text:span text:style-name="T1">Accès</text:span> aux partages </text:h>
      <text:p text:style-name="P1">------------------ </text:p>
      <text:p text:style-name="P1"/>
      <text:p text:style-name="P1">La seule différence par rapport au partage publiquement accessible, c'est qu'il </text:p>
      <text:p text:style-name="P1">faut fournir un nom d'utilisateur et un mot de passe pour accéder au partage de </text:p>
      <text:p text:style-name="P1">fichiers. </text:p>
      <text:p text:style-name="P1"/>
      <text:p text:style-name="P1">''''''''''''''''''''''''''''''''''''''''''''''''''''''''''''''''''''''''''''''''</text:p>
      <text:p text:style-name="P1">''''''''''''''''''''''''''''''''''''''''''''''''''''''''''''''''''''''''''''''''</text:p>
      <text:h text:style-name="P3" text:outline-level="5"><text:span text:style-name="T1">Mon</text:span> fichier smb.conf avec accès pour tous sans authentification au dossier 'public' </text:h>
      <text:p text:style-name="P1">Le dossier 'perso' est accessible par identifiant et mot de passe de m'importe quel utilisateur. </text:p>
      <text:p text:style-name="P1"/>
      <text:p text:style-name="P1"/>
      <text:p text:style-name="P1">[global] </text:p>
      <text:p text:style-name="P1"><text:tab/>workgroup = workgroup </text:p>
      <text:p text:style-name="P1"><text:tab/>netbios name = bart </text:p>
      <text:p text:style-name="P1"><text:tab/>server string = Serveur Samba </text:p>
      <text:p text:style-name="P1"><text:tab/>security = user </text:p>
      <text:p text:style-name="P1"><text:tab/>encrypt passwords = yes </text:p>
      <text:p text:style-name="P1"><text:tab/>browsable = yes </text:p>
      <text:p text:style-name="P1"><text:tab/>hosts allow = 192.168.0. </text:p>
      <text:p text:style-name="P1"><text:tab/>smb passwd file = /etc/samba/smbpasswd </text:p>
      <text:p text:style-name="P1"/>
      <text:p text:style-name="P1">[public] </text:p>
      <text:p text:style-name="P1"><text:tab/>path = home/public </text:p>
      <text:p text:style-name="P1"><text:tab/>comment = Fichiers partagés </text:p>
      <text:p text:style-name="P1"><text:tab/>read only = no </text:p>
      <text:p text:style-name="P1"><text:tab/>guest ok = yes </text:p>
      <text:p text:style-name="P1"/>
      <text:p text:style-name="P1">[zac] </text:p>
      <text:p text:style-name="P1"><text:tab/>path = /zac</text:p>
      <text:p text:style-name="P1"><text:tab/>comment = Fichiers perso </text:p>
      <text:p text:style-name="P1"><text:tab/>read only = no </text:p>
      <text:p text:style-name="P1"/>
      <text:p text:style-name="P1"/>
      <text:p text:style-name="P1">''''''''''''''''''''''''''''''''''''''''''''''''''''''''''''''''''''''''''''''''</text:p>
      <text:p text:style-name="P1">''''''''''''''''''''''''''''''''''''''''''''''''''''''''''''''''''''''''''''''''</text:p>
      <text:p text:style-name="P1">Mon fichier smb.conf avec accès pour tous sans authentification au dossier 'public' </text:p>
      <text:h text:style-name="P3" text:outline-level="5"><text:span text:style-name="T1">Le</text:span> dossier 'perso' est accessible par identifiant et mot de passe pour un utilisateur défini. </text:h>
      <text:p text:style-name="P1"/>
      <text:p text:style-name="P1">[global] </text:p>
      <text:p text:style-name="P1"><text:tab/>workgroup = workgroup </text:p>
      <text:p text:style-name="P1"><text:tab/>netbios name = bart </text:p>
      <text:p text:style-name="P1"><text:tab/>server string = Serveur Samba </text:p>
      <text:p text:style-name="P1"><text:tab/>security = user </text:p>
      <text:p text:style-name="P1"><text:tab/>encrypt passwords = yes </text:p>
      <text:p text:style-name="P1"><text:tab/>browsable = yes </text:p>
      <text:p text:style-name="P1"><text:tab/>hosts allow = 192.168.0. </text:p>
      <text:p text:style-name="P1"><text:tab/>smb passwd file = /etc/samba/smbpasswd </text:p>
      <text:p text:style-name="P1"/>
      <text:p text:style-name="P1">[public] </text:p>
      <text:p text:style-name="P1"><text:tab/>path = home/public </text:p>
      <text:p text:style-name="P1"><text:tab/>comment = Fichiers partagés </text:p>
      <text:p text:style-name="P1"><text:tab/>read only = no </text:p>
      <text:p text:style-name="P1"><text:soft-page-break/><text:tab/>guest ok = yes </text:p>
      <text:p text:style-name="P1"/>
      <text:p text:style-name="P1">[zac] </text:p>
      <text:p text:style-name="P1"><text:tab/>path = /zac</text:p>
      <text:p text:style-name="P1"><text:tab/>comment = Fichiers perso </text:p>
      <text:p text:style-name="P1"><text:tab/>read only = no </text:p>
      <text:p text:style-name="P1"><text:tab/>valid users = zac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Samba_Ubuntu<text:tab/>V 1.0 - 09/2011<text:tab/>Page 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20T11:21:38</meta:creation-date>
    <dc:date>2011-09-20T11:39:20</dc:date>
    <meta:editing-duration>PT00H03M56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0" meta:paragraph-count="375" meta:word-count="1983" meta:character-count="15387"/>
  </office:meta>
</office:document-meta>
</file>